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>
      <style:table-column-properties style:column-width="78pt" style:use-optimal-column-width="false"/>
    </style:style>
    <style:style style:name="ACOL-11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2"/>
        <table:table-column table:default-cell-style-name="ACE-0" table:style-name="ACOL-8"/>
        <table:table-column table:default-cell-style-name="ACE-0" table:style-name="ACOL-2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0" table:number-columns-repeated="222"/>
        <table:table-column table:style-name="ACOL-0" table:number-columns-repeated="1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original_depth</text:p>
          </table:table-cell>
          <table:table-cell table:style-name="ACE-0" office:value-type="string">
            <text:p>original_depth_uncertainty</text:p>
          </table:table-cell>
          <table:table-cell table:style-name="ACE-0" office:value-type="string">
            <text:p>depth_range_low</text:p>
          </table:table-cell>
          <table:table-cell table:style-name="ACE-0" office:value-type="string">
            <text:p>depth_range_high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_MIS3_MIS4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8_30_109.6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59100">
            <text:p>591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Botryoidal aragonite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]+AVERAGE([.S2];[.T2])" office:value-type="float" office:value="-82.700000000000003">
            <text:p>−82.7</text:p>
          </table:table-cell>
          <table:table-cell table:style-name="ACE-0" table:formula="of:=[.S2]-AVERAGE([.S2];[.T2])" office:value-type="float" office:value="7.5">
            <text:p>7.5</text:p>
          </table:table-cell>
          <table:table-cell table:style-name="ACE-0" table:formula="of:=[.S2]-AVERAGE([.S2];[.T2])" office:value-type="float" office:value="7.5">
            <text:p>7.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05.2">
            <text:p>−105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taken from Camoin et al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Mururoa_MIS3_MIS4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8_30_116.4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69000">
            <text:p>69000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Botryoidal aragonite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]+AVERAGE([.S3];[.T3])" office:value-type="float" office:value="-89.700000000000003">
            <text:p>−89.7</text:p>
          </table:table-cell>
          <table:table-cell table:style-name="ACE-0" table:formula="of:=[.S3]-AVERAGE([.S3];[.T3])" office:value-type="float" office:value="7.5">
            <text:p>7.5</text:p>
          </table:table-cell>
          <table:table-cell table:style-name="ACE-0" table:formula="of:=[.S3]-AVERAGE([.S3];[.T3])" office:value-type="float" office:value="7.5">
            <text:p>7.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12.2">
            <text:p>−112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taken from Camoin et al</text:p>
          </table:table-cell>
          <table:table-cell table:number-columns-repeated="235" table:style-name="ACE-0"/>
        </table:table-row>
        <table:table-row table:style-name="AROW-0" table:number-rows-repeated="25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3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1" gnm:cursor-row="3">
          <gnm:selection gnm:start-col="11" gnm:start-row="3" gnm:end-col="11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text-style style:name="ND-1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08T06:34:1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